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/>
    </style:style>
    <style:style style:name="P2" style:family="paragraph" style:parent-style-name="List_20_Paragraph" style:list-style-name="WWNum1">
      <style:paragraph-properties fo:line-height="150%"/>
      <style:text-properties officeooo:paragraph-rsid="000df32a"/>
    </style:style>
    <style:style style:name="P3" style:family="paragraph" style:parent-style-name="List_20_Paragraph" style:list-style-name="WWNum1">
      <style:paragraph-properties fo:line-height="150%"/>
      <style:text-properties officeooo:rsid="000df32a" officeooo:paragraph-rsid="000df32a"/>
    </style:style>
    <style:style style:name="P4" style:family="paragraph" style:parent-style-name="Standard" style:list-style-name="WWNum1"/>
    <style:style style:name="P5" style:family="paragraph" style:parent-style-name="Standard" style:list-style-name="WWNum1">
      <style:text-properties officeooo:paragraph-rsid="000df32a"/>
    </style:style>
    <style:style style:name="P6" style:family="paragraph" style:parent-style-name="Standard" style:list-style-name="WWNum1">
      <style:paragraph-properties fo:line-height="150%"/>
    </style:style>
    <style:style style:name="P7" style:family="paragraph" style:parent-style-name="Standard" style:list-style-name="WWNum1">
      <style:paragraph-properties fo:line-height="150%"/>
      <style:text-properties officeooo:paragraph-rsid="000df32a"/>
    </style:style>
    <style:style style:name="P8" style:family="paragraph" style:parent-style-name="Standard" style:list-style-name="WWNum1">
      <style:text-properties fo:color="#000000" loext:opacity="100%" style:font-name="Consolas1" fo:font-size="9.5pt" style:font-size-asian="9.5pt"/>
    </style:style>
    <style:style style:name="P9" style:family="paragraph" style:parent-style-name="Standard">
      <style:text-properties fo:color="#000000" loext:opacity="100%" style:font-name="Consolas1" fo:font-size="9.5pt" style:font-size-asian="9.5pt"/>
    </style:style>
    <style:style style:name="P10" style:family="paragraph" style:parent-style-name="Standard" style:list-style-name="WWNum1">
      <style:paragraph-properties fo:line-height="150%"/>
      <style:text-properties officeooo:rsid="000df32a" officeooo:paragraph-rsid="000df32a"/>
    </style:style>
    <style:style style:name="P11" style:family="paragraph" style:parent-style-name="Standard" style:list-style-name="WWNum1">
      <style:text-properties style:text-underline-style="solid" style:text-underline-width="auto" style:text-underline-color="font-color"/>
    </style:style>
    <style:style style:name="T1" style:family="text">
      <style:text-properties fo:color="#0000ff" loext:opacity="100%" style:font-name="Consolas1" fo:font-size="9.5pt" style:font-size-asian="9.5pt"/>
    </style:style>
    <style:style style:name="T2" style:family="text">
      <style:text-properties fo:color="#0000ff" loext:opacity="100%" style:font-name="Consolas1" fo:font-size="9.5pt" style:font-size-asian="9.5pt"/>
    </style:style>
    <style:style style:name="T3" style:family="text">
      <style:text-properties fo:color="#0000ff" loext:opacity="100%" style:font-name="Consolas1" fo:font-size="9.5pt" officeooo:rsid="000df32a" style:font-size-asian="9.5pt"/>
    </style:style>
    <style:style style:name="T4" style:family="text">
      <style:text-properties fo:color="#000000" loext:opacity="100%" style:font-name="Consolas1" fo:font-size="9.5pt" style:font-size-asian="9.5pt"/>
    </style:style>
    <style:style style:name="T5" style:family="text">
      <style:text-properties fo:color="#000000" loext:opacity="100%" style:font-name="Consolas1" fo:font-size="9.5pt" officeooo:rsid="000cb111" style:font-size-asian="9.5pt"/>
    </style:style>
    <style:style style:name="T6" style:family="text">
      <style:text-properties fo:color="#000000" loext:opacity="100%" style:font-name="Consolas1" fo:font-size="9.5pt" style:font-size-asian="9.5pt"/>
    </style:style>
    <style:style style:name="T7" style:family="text">
      <style:text-properties fo:color="#000000" loext:opacity="100%" style:font-name="Consolas1" fo:font-size="9.5pt" officeooo:rsid="000df32a" style:font-size-asian="9.5pt"/>
    </style:style>
    <style:style style:name="T8" style:family="text">
      <style:text-properties fo:color="#808080" loext:opacity="100%" style:font-name="Consolas1" fo:font-size="9.5pt" style:font-size-asian="9.5pt"/>
    </style:style>
    <style:style style:name="T9" style:family="text">
      <style:text-properties fo:color="#808080" loext:opacity="100%" style:font-name="Consolas1" fo:font-size="9.5pt" style:font-size-asian="9.5pt"/>
    </style:style>
    <style:style style:name="T10" style:family="text">
      <style:text-properties fo:color="#ff0000" loext:opacity="100%" style:font-name="Consolas1" fo:font-size="9.5pt" style:font-size-asian="9.5pt"/>
    </style:style>
    <style:style style:name="T11" style:family="text">
      <style:text-properties fo:color="#ff00ff" loext:opacity="100%" style:font-name="Consolas1" fo:font-size="9.5pt" style:font-size-asian="9.5pt"/>
    </style:style>
    <style:style style:name="T12" style:family="text">
      <style:text-properties fo:color="#ff00ff" loext:opacity="100%" style:font-name="Consolas1" fo:font-size="9.5pt" style:font-size-asian="9.5pt"/>
    </style:style>
    <style:style style:name="T13" style:family="text">
      <style:text-properties officeooo:rsid="000df32a"/>
    </style:style>
    <style:style style:name="T14" style:family="text">
      <style:text-properties style:font-name="Consolas"/>
    </style:style>
    <style:style style:name="T15" style:family="text">
      <style:text-properties style:font-name="Consolas" fo:font-size="9.5pt" style:font-size-asian="9.5pt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Consultar todos los proveedores existentes</text:p>
          <text:list>
            <text:list-header>
              <text:p text:style-name="P6"><text:span text:style-name="T1">SELECT</text:span><text:span text:style-name="T4"> </text:span><text:span text:style-name="T8">*</text:span><text:span text:style-name="T4"> </text:span><text:span text:style-name="T1">FROM</text:span><text:span text:style-name="T4"> PROVEEDORES</text:span></text:p>
            </text:list-header>
          </text:list>
        </text:list-item>
        <text:list-item>
          <text:p text:style-name="P1">Consultar los proveedores cuyo nombre contenga una A.</text:p>
          <text:list>
            <text:list-header>
              <text:p text:style-name="P6"><text:span text:style-name="T1">SELECT</text:span><text:span text:style-name="T4"> </text:span><text:span text:style-name="T8">*</text:span><text:span text:style-name="T4"> </text:span><text:span text:style-name="T1">FROM</text:span><text:span text:style-name="T4"> PROVEEDORES </text:span><text:span text:style-name="T1">WHERE</text:span><text:span text:style-name="T4"> NOMBREPROV </text:span><text:span text:style-name="T8">LIKE</text:span><text:span text:style-name="T4"> </text:span><text:span text:style-name="T10">'%a%'</text:span></text:p>
            </text:list-header>
          </text:list>
        </text:list-item>
        <text:list-item>
          <text:p text:style-name="P1">Obtener los productos cuyo precio se encuentre entre 1€ y 3€. Realizarlo con y sin between. Comentar los resultados.</text:p>
          <text:list>
            <text:list-header>
              <text:p text:style-name="P4" loext:marker-style-name="T4"><text:span text:style-name="T1">SELECT</text:span><text:span text:style-name="T4"> </text:span><text:span text:style-name="T8">*</text:span><text:span text:style-name="T4"> </text:span><text:span text:style-name="T1">FROM</text:span><text:span text:style-name="T4"> PRODUCTOS </text:span><text:span text:style-name="T1">WHERE</text:span><text:span text:style-name="T4"> PRECIOUNIT </text:span><text:span text:style-name="T8">BETWEEN</text:span><text:span text:style-name="T4"> 1 </text:span><text:span text:style-name="T8">AND</text:span><text:span text:style-name="T4"> 3</text:span></text:p>
              <text:p text:style-name="P6"><text:span text:style-name="T1">SELECT</text:span><text:span text:style-name="T4"> </text:span><text:span text:style-name="T8">*</text:span><text:span text:style-name="T4"> </text:span><text:span text:style-name="T1">FROM</text:span><text:span text:style-name="T4"> PRODUCTOS </text:span><text:span text:style-name="T1">WHERE</text:span><text:span text:style-name="T4"> PRECIOUNIT </text:span><text:span text:style-name="T8">&gt;=</text:span><text:span text:style-name="T4"> 1 </text:span><text:span text:style-name="T8">AND</text:span><text:span text:style-name="T4"> PRECIOUNIT </text:span><text:span text:style-name="T8">&lt;=</text:span><text:span text:style-name="T4"> 3</text:span></text:p>
            </text:list-header>
          </text:list>
        </text:list-item>
        <text:list-item>
          <text:p text:style-name="P1">Obtener categoría, descripción, precio en € y precio en pesetas (166,386 pts)</text:p>
          <text:list>
            <text:list-header>
              <text:p text:style-name="P11"><text:span text:style-name="T1">SELECT</text:span><text:span text:style-name="T4"> CATEGORIAID</text:span><text:span text:style-name="T8">,</text:span><text:span text:style-name="T4"> DESCRIPCION</text:span><text:span text:style-name="T8">,</text:span><text:span text:style-name="T4"> PRECIOUNIT </text:span><text:span text:style-name="T1">AS</text:span><text:span text:style-name="T4"> PRECIO_EURO</text:span><text:span text:style-name="T8">,</text:span><text:span text:style-name="T4"> PRECIOUNIT</text:span><text:span text:style-name="T8">*</text:span><text:span text:style-name="T4">166.386 </text:span><text:span text:style-name="T1">AS</text:span><text:span text:style-name="T4"> PESETAS </text:span><text:span text:style-name="T1">FROM</text:span><text:span text:style-name="T4"> PRODUCTOS</text:span></text:p>
            </text:list-header>
          </text:list>
        </text:list-item>
        <text:list-item>
          <text:p text:style-name="P1">Consultar todas las ventas realizadas por un proveedor en concreto (PRONACA).</text:p>
          <text:list>
            <text:list-header>
              <text:p text:style-name="P4" loext:marker-style-name="T4"><text:span text:style-name="T1">SELECT</text:span><text:span text:style-name="T4"> </text:span><text:span text:style-name="T8">*</text:span></text:p>
              <text:p text:style-name="P4" loext:marker-style-name="T4"><text:span text:style-name="T1">FROM</text:span><text:span text:style-name="T4"> PROVEEDORES PRO</text:span></text:p>
              <text:p text:style-name="P4" loext:marker-style-name="T4"><text:span text:style-name="T8">INNER</text:span><text:span text:style-name="T4"> </text:span><text:span text:style-name="T8">JOIN</text:span><text:span text:style-name="T4"> PRODUCTOS PRODU </text:span><text:span text:style-name="T1">ON</text:span><text:span text:style-name="T4"> PRO</text:span><text:span text:style-name="T8">.</text:span><text:span text:style-name="T4">PROVEEDORID </text:span><text:span text:style-name="T8">=</text:span><text:span text:style-name="T4"> PRODU</text:span><text:span text:style-name="T8">.</text:span><text:span text:style-name="T4">PROVEEDORID</text:span></text:p>
              <text:p text:style-name="P4" loext:marker-style-name="T4"><text:span text:style-name="T8">INNER</text:span><text:span text:style-name="T4"> </text:span><text:span text:style-name="T8">JOIN</text:span><text:span text:style-name="T4"> DETALLE_ORDENES DO </text:span><text:span text:style-name="T1">ON</text:span><text:span text:style-name="T4"> PRODU</text:span><text:span text:style-name="T8">.</text:span><text:span text:style-name="T4">PRODUCTOID </text:span><text:span text:style-name="T8">=</text:span><text:span text:style-name="T4"> DO</text:span><text:span text:style-name="T8">.</text:span><text:span text:style-name="T4">PRODUCTOID</text:span></text:p>
              <text:p text:style-name="P6"><text:span text:style-name="T1">WHERE</text:span><text:span text:style-name="T4"> </text:span><text:span text:style-name="T11">LTRIM</text:span><text:span text:style-name="T8">(</text:span><text:span text:style-name="T11">RTRIM</text:span><text:span text:style-name="T8">(</text:span><text:span text:style-name="T4">PRO</text:span><text:span text:style-name="T8">.</text:span><text:span text:style-name="T4">NOMBREPROV</text:span><text:span text:style-name="T8">))</text:span><text:span text:style-name="T4"> </text:span><text:span text:style-name="T8">LIKE</text:span><text:span text:style-name="T4"> </text:span><text:span text:style-name="T10">'PRONACA'</text:span></text:p>
            </text:list-header>
          </text:list>
        </text:list-item>
        <text:list-item>
          <text:p text:style-name="P1">Consultar que empleado/os ha vendido SALCHICHAS VIENESAS (si hay alguno).</text:p>
          <text:list>
            <text:list-header>
              <text:p text:style-name="P4" loext:marker-style-name="T4"><text:span text:style-name="T1">SELECT</text:span><text:span text:style-name="T4"> EM</text:span><text:span text:style-name="T8">.</text:span><text:span text:style-name="T4">NOMBRE </text:span><text:span text:style-name="T1">AS</text:span><text:span text:style-name="T4"> EMPLEADO</text:span><text:span text:style-name="T8">,</text:span><text:span text:style-name="T4"> PRO</text:span><text:span text:style-name="T8">.</text:span><text:span text:style-name="T4">DESCRIPCION</text:span></text:p>
              <text:p text:style-name="P4" loext:marker-style-name="T4"><text:span text:style-name="T4"><text:tab/></text:span><text:span text:style-name="T1">FROM</text:span><text:span text:style-name="T4"> ORDENES O</text:span></text:p>
              <text:p text:style-name="P4" loext:marker-style-name="T4"><text:span text:style-name="T4"><text:tab/></text:span><text:span text:style-name="T8">INNER</text:span><text:span text:style-name="T4"> </text:span><text:span text:style-name="T8">JOIN</text:span><text:span text:style-name="T4"> DETALLE_ORDENES DO </text:span><text:span text:style-name="T1">ON</text:span><text:span text:style-name="T4"> O</text:span><text:span text:style-name="T8">.</text:span><text:span text:style-name="T4">ORDENID </text:span><text:span text:style-name="T8">=</text:span><text:span text:style-name="T4"> DO</text:span><text:span text:style-name="T8">.</text:span><text:span text:style-name="T4">ORDENID</text:span></text:p>
              <text:p text:style-name="P4" loext:marker-style-name="T4"><text:span text:style-name="T4"><text:tab/></text:span><text:span text:style-name="T8">INNER</text:span><text:span text:style-name="T4"> </text:span><text:span text:style-name="T8">JOIN</text:span><text:span text:style-name="T4"> EMPLEADOS EM </text:span><text:span text:style-name="T1">ON</text:span><text:span text:style-name="T4"> O</text:span><text:span text:style-name="T8">.</text:span><text:span text:style-name="T4">EMPLEADOID </text:span><text:span text:style-name="T8">=</text:span><text:span text:style-name="T4"> EM</text:span><text:span text:style-name="T8">.</text:span><text:span text:style-name="T4">EMPLEADOID</text:span></text:p>
              <text:p text:style-name="P4" loext:marker-style-name="T4"><text:span text:style-name="T4"><text:tab/></text:span><text:span text:style-name="T8">INNER</text:span><text:span text:style-name="T4"> </text:span><text:span text:style-name="T8">JOIN</text:span><text:span text:style-name="T4"> PRODUCTOS PRO </text:span><text:span text:style-name="T1">ON</text:span><text:span text:style-name="T4"> DO</text:span><text:span text:style-name="T8">.</text:span><text:span text:style-name="T4">PRODUCTOID </text:span><text:span text:style-name="T8">=</text:span><text:span text:style-name="T4"> PRO</text:span><text:span text:style-name="T8">.</text:span><text:span text:style-name="T4">PRODUCTOID</text:span></text:p>
              <text:p text:style-name="P6"><text:span text:style-name="T4"><text:tab/></text:span><text:span text:style-name="T1">WHERE</text:span><text:span text:style-name="T4"> PRO</text:span><text:span text:style-name="T8">.</text:span><text:span text:style-name="T4">DESCRIPCION </text:span><text:span text:style-name="T8">LIKE</text:span><text:span text:style-name="T4"> </text:span><text:span text:style-name="T10">'SALCHICHAS VIENESAS'</text:span></text:p>
            </text:list-header>
          </text:list>
        </text:list-item>
        <text:list-item>
          <text:p text:style-name="P1">Consultar las ventas por empleado</text:p>
          <text:list>
            <text:list-header>
              <text:p text:style-name="P4" loext:marker-style-name="T4"><text:span text:style-name="T1">SELECT</text:span><text:span text:style-name="T4"> EM</text:span><text:span text:style-name="T8">.</text:span><text:span text:style-name="T4">NOMBRE </text:span><text:span text:style-name="T1">AS</text:span><text:span text:style-name="T4"> EMPLEADO</text:span><text:span text:style-name="T8">,</text:span><text:span text:style-name="T4"> PRO</text:span><text:span text:style-name="T8">.</text:span><text:span text:style-name="T4">DESCRIPCION </text:span><text:span text:style-name="T1">AS</text:span><text:span text:style-name="T4"> PRODUCTO</text:span></text:p>
              <text:p text:style-name="P4" loext:marker-style-name="T4"><text:span text:style-name="T1">FROM</text:span><text:span text:style-name="T4"> EMPLEADOS EM</text:span></text:p>
              <text:p text:style-name="P4" loext:marker-style-name="T4"><text:span text:style-name="T8">INNER</text:span><text:span text:style-name="T4"> </text:span><text:span text:style-name="T8">JOIN</text:span><text:span text:style-name="T4"> ORDENES O </text:span><text:span text:style-name="T1">ON</text:span><text:span text:style-name="T4"> EM</text:span><text:span text:style-name="T8">.</text:span><text:span text:style-name="T4">EMPLEADOID </text:span><text:span text:style-name="T8">=</text:span><text:span text:style-name="T4"> O</text:span><text:span text:style-name="T8">.</text:span><text:span text:style-name="T4">EMPLEADOID</text:span></text:p>
              <text:p text:style-name="P4" loext:marker-style-name="T4"><text:span text:style-name="T8">INNER</text:span><text:span text:style-name="T4"> </text:span><text:span text:style-name="T8">JOIN</text:span><text:span text:style-name="T4"> DETALLE_ORDENES DO </text:span><text:span text:style-name="T1">ON</text:span><text:span text:style-name="T4"> O</text:span><text:span text:style-name="T8">.</text:span><text:span text:style-name="T4">ORDENID </text:span><text:span text:style-name="T8">=</text:span><text:span text:style-name="T4"> DO</text:span><text:span text:style-name="T8">.</text:span><text:span text:style-name="T4">ORDENID</text:span></text:p>
              <text:p text:style-name="P4" loext:marker-style-name="T4"><text:span text:style-name="T8">INNER</text:span><text:span text:style-name="T4"> </text:span><text:span text:style-name="T8">JOIN</text:span><text:span text:style-name="T4"> PRODUCTOS PRO </text:span><text:span text:style-name="T1">ON</text:span><text:span text:style-name="T4"> DO</text:span><text:span text:style-name="T8">.</text:span><text:span text:style-name="T4">PRODUCTOID </text:span><text:span text:style-name="T8">=</text:span><text:span text:style-name="T4"> PRO</text:span><text:span text:style-name="T8">.</text:span><text:span text:style-name="T4">PRODUCTOID</text:span></text:p>
              <text:p text:style-name="P6"><text:span text:style-name="T1">ORDER</text:span><text:span text:style-name="T4"> </text:span><text:span text:style-name="T1">BY</text:span><text:span text:style-name="T4"> EMPLEAD</text:span><text:span text:style-name="T5">O</text:span></text:p>
            </text:list-header>
          </text:list>
        </text:list-item>
        <text:list-item>
          <text:p text:style-name="P1"><text:soft-page-break/>Consultar los empleados que han realizado más ventas.</text:p>
          <text:p text:style-name="P3">Ni idea</text:p>
          <text:p text:style-name="P7"><text:span text:style-name="T3">WITH </text:span><text:span text:style-name="T15">PEDIDOS AS (</text:span></text:p>
          <text:p text:style-name="P6"><text:span text:style-name="T2">SELECT</text:span><text:span text:style-name="T6"> EM</text:span><text:span text:style-name="T9">.</text:span><text:span text:style-name="T6">NOMBRE </text:span><text:span text:style-name="T2">AS</text:span><text:span text:style-name="T6"> NOMBRE</text:span><text:span text:style-name="T9">,</text:span><text:span text:style-name="T6"> </text:span><text:span text:style-name="T12">COUNT</text:span><text:span text:style-name="T9">(*)</text:span><text:span text:style-name="T6"> </text:span><text:span text:style-name="T2">AS</text:span><text:span text:style-name="T6"> VENTAS</text:span></text:p>
          <text:p text:style-name="P4" loext:marker-style-name="T6"><text:span text:style-name="T2">FROM</text:span><text:span text:style-name="T6"> EMPLEADOS EM</text:span></text:p>
          <text:p text:style-name="P4" loext:marker-style-name="T6"><text:span text:style-name="T9">INNER</text:span><text:span text:style-name="T6"> </text:span><text:span text:style-name="T9">JOIN</text:span><text:span text:style-name="T6"> ORDENES ORD </text:span><text:span text:style-name="T2">ON</text:span><text:span text:style-name="T6"> ORD</text:span><text:span text:style-name="T9">.</text:span><text:span text:style-name="T6">EMPLEADOID </text:span><text:span text:style-name="T9">=</text:span><text:span text:style-name="T6"> EM</text:span><text:span text:style-name="T9">.</text:span><text:span text:style-name="T6">EMPLEADOID</text:span></text:p>
          <text:p text:style-name="P4" loext:marker-style-name="T6"><text:span text:style-name="T2">GROUP</text:span><text:span text:style-name="T6"> </text:span><text:span text:style-name="T2">BY</text:span><text:span text:style-name="T6"> EM</text:span><text:span text:style-name="T9">.</text:span><text:span text:style-name="T6">EMPLEADOID</text:span><text:span text:style-name="T9">,</text:span><text:span text:style-name="T6"> EM</text:span><text:span text:style-name="T9">.</text:span><text:span text:style-name="T6">NOMBRE</text:span><text:span text:style-name="T9">,</text:span><text:span text:style-name="T6"> EM</text:span><text:span text:style-name="T9">.</text:span><text:span text:style-name="T6">APELLIDO</text:span><text:span text:style-name="T9">,</text:span><text:span text:style-name="T6"> EM</text:span><text:span text:style-name="T9">.</text:span><text:span text:style-name="T6">FECHA_NAC</text:span><text:span text:style-name="T9">,</text:span><text:span text:style-name="T6"> EM</text:span><text:span text:style-name="T9">.</text:span><text:span text:style-name="T6">REPORTA_A</text:span><text:span text:style-name="T9">,</text:span><text:span text:style-name="T6"> EM</text:span><text:span text:style-name="T9">.</text:span><text:span text:style-name="T6">EXTENSION </text:span></text:p>
          <text:p text:style-name="P4" loext:marker-style-name="T6"><text:span text:style-name="T9">)</text:span><text:span text:style-name="T6"/></text:p>
          <text:p text:style-name="P4" loext:marker-style-name="T6"><text:span text:style-name="T2">SELECT</text:span><text:span text:style-name="T6"> </text:span><text:span text:style-name="T9">*</text:span><text:span text:style-name="T6"> </text:span><text:span text:style-name="T2">FROM</text:span><text:span text:style-name="T6"> PEDIDOS</text:span></text:p>
          <text:p text:style-name="P4" loext:marker-style-name="T6"><text:span text:style-name="T2">WHERE</text:span><text:span text:style-name="T6"> VENTAS </text:span><text:span text:style-name="T9">=</text:span><text:span text:style-name="T2"> </text:span><text:span text:style-name="T9">(</text:span><text:span text:style-name="T6">SELECT </text:span><text:span text:style-name="T12">MAX</text:span><text:span text:style-name="T9">(</text:span><text:span text:style-name="T6">VENTAS</text:span><text:span text:style-name="T9">)</text:span><text:span text:style-name="T6"> </text:span><text:span text:style-name="T2">FROM</text:span><text:span text:style-name="T6"> PEDIDOS</text:span><text:span text:style-name="T9">)</text:span></text:p>
          <text:p text:style-name="P8" loext:marker-style-name="T6"/>
          <text:p text:style-name="P8" loext:marker-style-name="T6"/>
          <text:p text:style-name="P4" loext:marker-style-name="T6"><text:span text:style-name="T2">SELECT</text:span><text:span text:style-name="T6"> </text:span><text:span text:style-name="T12">CONCAT</text:span><text:span text:style-name="T9">(</text:span><text:span text:style-name="T6">NOMBRE</text:span><text:span text:style-name="T9">,</text:span><text:span text:style-name="T6"> APELLIDO</text:span><text:span text:style-name="T9">)</text:span><text:span text:style-name="T6"> </text:span><text:span text:style-name="T2">AS</text:span><text:span text:style-name="T6"> NOMBRE_COMPLETO</text:span><text:span text:style-name="T9">,</text:span><text:span text:style-name="T6"> </text:span><text:span text:style-name="T12">COUNT</text:span><text:span text:style-name="T9">(*)</text:span><text:span text:style-name="T6"> </text:span><text:span text:style-name="T2">AS</text:span><text:span text:style-name="T6"> VENTAS</text:span></text:p>
          <text:p text:style-name="P4" loext:marker-style-name="T6"><text:span text:style-name="T2">FROM</text:span><text:span text:style-name="T6"> EMPLEADOS EM</text:span></text:p>
          <text:p text:style-name="P5" loext:marker-style-name="T6"><text:span text:style-name="T9">INNER</text:span><text:span text:style-name="T6"> </text:span><text:span text:style-name="T9">JOIN</text:span><text:span text:style-name="T6"> ORDENES O </text:span><text:span text:style-name="T2">ON</text:span><text:span text:style-name="T6"> EM</text:span><text:span text:style-name="T9">.</text:span><text:span text:style-name="T6">EMPLEADOID </text:span><text:span text:style-name="T9">=</text:span><text:span text:style-name="T6"> O</text:span><text:span text:style-name="T9">.</text:span><text:span text:style-name="T6">EMPLEADOID</text:span></text:p>
          <text:p text:style-name="P5" loext:marker-style-name="T6"><text:span text:style-name="T9">INNER</text:span><text:span text:style-name="T6"> </text:span><text:span text:style-name="T9">JOIN</text:span><text:span text:style-name="T6"> DETALLE_ORDENES DO </text:span><text:span text:style-name="T2">ON</text:span><text:span text:style-name="T6"> O</text:span><text:span text:style-name="T9">.</text:span><text:span text:style-name="T6">ORDENID </text:span><text:span text:style-name="T9">=</text:span><text:span text:style-name="T6"> DO</text:span><text:span text:style-name="T9">.</text:span><text:span text:style-name="T6">ORDENID</text:span></text:p>
          <text:p text:style-name="P4" loext:marker-style-name="T6"><text:span text:style-name="T9">INNER</text:span><text:span text:style-name="T6"> </text:span><text:span text:style-name="T9">JOIN</text:span><text:span text:style-name="T6"> PRODUCTOS PRO </text:span><text:span text:style-name="T2">ON</text:span><text:span text:style-name="T6"> DO</text:span><text:span text:style-name="T9">.</text:span><text:span text:style-name="T6">PRODUCTOID </text:span><text:span text:style-name="T9">=</text:span><text:span text:style-name="T6"> PRO</text:span><text:span text:style-name="T9">.</text:span><text:span text:style-name="T6">PRODUCTOID</text:span></text:p>
          <text:p text:style-name="P4" loext:marker-style-name="T6"><text:span text:style-name="T2">GROUP</text:span><text:span text:style-name="T6"> </text:span><text:span text:style-name="T2">BY</text:span><text:span text:style-name="T6"> NOMBRE</text:span><text:span text:style-name="T9">,</text:span><text:span text:style-name="T6"> APELLIDO</text:span></text:p>
          <text:p text:style-name="P6"><text:span text:style-name="T2">ORDER</text:span><text:span text:style-name="T6"> </text:span><text:span text:style-name="T2">BY</text:span><text:span text:style-name="T6"> VENTAS </text:span><text:span text:style-name="T2">DESC</text:span></text:p>
        </text:list-item>
        <text:list-item>
          <text:p text:style-name="P2">Consultar aquellos empleados que no han realizado ninguna venta.</text:p>
          <text:p text:style-name="P2"><text:span text:style-name="T2">SELECT</text:span><text:span text:style-name="T6"> </text:span><text:span text:style-name="T9">*</text:span><text:span text:style-name="T6"> </text:span></text:p>
          <text:p text:style-name="P4" loext:marker-style-name="T6"><text:span text:style-name="T2">FROM</text:span><text:span text:style-name="T6"> EMPLEADOS</text:span></text:p>
          <text:p text:style-name="P4" loext:marker-style-name="T6"><text:span text:style-name="T2">WHERE</text:span><text:span text:style-name="T6"> EMPLEADOID </text:span><text:span text:style-name="T9">NOT</text:span><text:span text:style-name="T6"> </text:span><text:span text:style-name="T9">IN</text:span><text:span text:style-name="T2"> </text:span><text:span text:style-name="T9">(</text:span><text:span text:style-name="T2">SELECT</text:span><text:span text:style-name="T6"> EMPLEADOID </text:span><text:span text:style-name="T2">FROM</text:span><text:span text:style-name="T6"> ORDENES</text:span><text:span text:style-name="T9">)</text:span></text:p>
        </text:list-item>
      </text:list>
      <text:p text:style-name="P9" loext:marker-style-name="T6"/>
      <text:p text:style-name="P9" loext:marker-style-name="T6"><text:tab/><text:span text:style-name="T13">MEJOR</text:span></text:p>
      <text:list text:continue-numbering="true" text:style-name="WWNum1">
        <text:list-header>
          <text:p text:style-name="P4" loext:marker-style-name="T6"><text:span text:style-name="T2">SELECT</text:span><text:span text:style-name="T6"> EM</text:span><text:span text:style-name="T9">.</text:span><text:span text:style-name="T6">NOMBRE</text:span><text:span text:style-name="T9">,</text:span><text:span text:style-name="T6"> EM</text:span><text:span text:style-name="T9">.</text:span><text:span text:style-name="T6">APELLIDO</text:span></text:p>
          <text:p text:style-name="P4" loext:marker-style-name="T6"><text:span text:style-name="T2">FROM</text:span><text:span text:style-name="T6"> EMPLEADOS EM</text:span></text:p>
          <text:p text:style-name="P4" loext:marker-style-name="T6"><text:span text:style-name="T9">LEFT</text:span><text:span text:style-name="T6"> </text:span><text:span text:style-name="T9">JOIN</text:span><text:span text:style-name="T6"> ORDENES ORD </text:span><text:span text:style-name="T2">ON</text:span><text:span text:style-name="T6"> ORD</text:span><text:span text:style-name="T9">.</text:span><text:span text:style-name="T6">EMPLEADOID </text:span><text:span text:style-name="T9">=</text:span><text:span text:style-name="T6"> EM</text:span><text:span text:style-name="T9">.</text:span><text:span text:style-name="T6">EMPLEADOID</text:span></text:p>
          <text:p text:style-name="P6"><text:span text:style-name="T2">WHERE</text:span><text:span text:style-name="T6"> </text:span><text:span text:style-name="T12">ISNULL</text:span><text:span text:style-name="T9">(</text:span><text:span text:style-name="T6">ORD</text:span><text:span text:style-name="T9">.</text:span><text:span text:style-name="T6">ORDENID</text:span><text:span text:style-name="T9">,</text:span><text:span text:style-name="T6">0</text:span><text:span text:style-name="T9">)</text:span><text:span text:style-name="T6"> </text:span><text:span text:style-name="T9">=</text:span><text:span text:style-name="T6"> 0 </text:span></text:p>
          <text:p text:style-name="P10"><text:span text:style-name="T6">isnull convierte los nulos en 0 y los compara con 0</text:span></text:p>
        </text:list-header>
        <text:list-item>
          <text:p text:style-name="P2"><text:soft-page-break/>Consultar tipo de producto (nombre), precio unidad, existencias en almacén, cantidad vendida, nombre del proveedor, ingresos totales por venta, existencias reales, fecha de venta y descuento aplicado (en caso de no haberlo deberá aparecer un 0)</text:p>
          <text:p text:style-name="P7"><text:span text:style-name="T2">SELECT</text:span><text:span text:style-name="T6"> PRO</text:span><text:span text:style-name="T9">.</text:span><text:span text:style-name="T6">DESCRIPCION</text:span><text:span text:style-name="T9">,</text:span><text:span text:style-name="T6"> PRO</text:span><text:span text:style-name="T9">.</text:span><text:span text:style-name="T6">PRECIOUNIT</text:span><text:span text:style-name="T9">,</text:span><text:span text:style-name="T6"> PRO</text:span><text:span text:style-name="T9">.</text:span><text:span text:style-name="T6">EXISTENCIA</text:span><text:span text:style-name="T9">,</text:span><text:span text:style-name="T6"> PROV</text:span><text:span text:style-name="T9">.</text:span><text:span text:style-name="T6">NOMBREPROV</text:span><text:span text:style-name="T9">,</text:span><text:span text:style-name="T6"> </text:span></text:p>
          <text:p text:style-name="P4" loext:marker-style-name="T6"><text:span text:style-name="T2"><text:tab/></text:span><text:span text:style-name="T9">(</text:span><text:span text:style-name="T6">PRO</text:span><text:span text:style-name="T9">.</text:span><text:span text:style-name="T6">PRECIOUNIT </text:span><text:span text:style-name="T9">*</text:span><text:span text:style-name="T6"> DOR</text:span><text:span text:style-name="T9">.</text:span><text:span text:style-name="T6">CANTIDAD</text:span><text:span text:style-name="T9">)</text:span><text:span text:style-name="T6"> </text:span><text:span text:style-name="T2">AS</text:span><text:span text:style-name="T6"> INGRESOS</text:span><text:span text:style-name="T9">,</text:span></text:p>
          <text:p text:style-name="P4" loext:marker-style-name="T6"><text:span text:style-name="T2"><text:tab/></text:span><text:span text:style-name="T9">(</text:span><text:span text:style-name="T6">PRO</text:span><text:span text:style-name="T9">.</text:span><text:span text:style-name="T6">EXISTENCIA </text:span><text:span text:style-name="T9">-</text:span><text:span text:style-name="T6"> DOR</text:span><text:span text:style-name="T9">.</text:span><text:span text:style-name="T6">CANTIDAD</text:span><text:span text:style-name="T9">)</text:span><text:span text:style-name="T6"> </text:span><text:span text:style-name="T2">AS</text:span><text:span text:style-name="T6"> EXISTENCIAS_REALES</text:span><text:span text:style-name="T9">,</text:span><text:span text:style-name="T6"> ORD</text:span><text:span text:style-name="T9">.</text:span><text:span text:style-name="T6">FECHAORDEN</text:span><text:span text:style-name="T9">,</text:span></text:p>
          <text:p text:style-name="P4" loext:marker-style-name="T6"><text:span text:style-name="T9">(</text:span><text:span text:style-name="T2">CASE</text:span><text:span text:style-name="T6"> </text:span><text:span text:style-name="T2">WHEN</text:span><text:span text:style-name="T6"> ORD</text:span><text:span text:style-name="T9">.</text:span><text:span text:style-name="T6">DESCUENTO </text:span><text:span text:style-name="T9">IS</text:span><text:span text:style-name="T6"> </text:span><text:span text:style-name="T9">NULL</text:span><text:span text:style-name="T6"> </text:span><text:span text:style-name="T2">THEN</text:span><text:span text:style-name="T6"> 0 </text:span><text:span text:style-name="T2">ELSE</text:span><text:span text:style-name="T6"> ORD</text:span><text:span text:style-name="T9">.</text:span><text:span text:style-name="T6">DESCUENTO </text:span><text:span text:style-name="T2">END</text:span><text:span text:style-name="T9">)</text:span><text:span text:style-name="T6"> </text:span><text:span text:style-name="T2">AS</text:span><text:span text:style-name="T6"> DESCUENTO</text:span></text:p>
          <text:p text:style-name="P4" loext:marker-style-name="T6"><text:span text:style-name="T6"><text:tab/></text:span><text:span text:style-name="T2">FROM</text:span><text:span text:style-name="T6"> PRODUCTOS PRO</text:span></text:p>
          <text:p text:style-name="P4" loext:marker-style-name="T6"><text:span text:style-name="T6"><text:tab/></text:span><text:span text:style-name="T9">INNER</text:span><text:span text:style-name="T6"> </text:span><text:span text:style-name="T9">JOIN</text:span><text:span text:style-name="T6"> DETALLE_ORDENES DOR </text:span><text:span text:style-name="T2">ON</text:span><text:span text:style-name="T6"> DOR</text:span><text:span text:style-name="T9">.</text:span><text:span text:style-name="T6">PRODUCTOID </text:span><text:span text:style-name="T9">=</text:span><text:span text:style-name="T6"> PRO</text:span><text:span text:style-name="T9">.</text:span><text:span text:style-name="T6">PRODUCTOID</text:span></text:p>
          <text:p text:style-name="P4" loext:marker-style-name="T6"><text:span text:style-name="T6"><text:tab/></text:span><text:span text:style-name="T9">INNER</text:span><text:span text:style-name="T6"> </text:span><text:span text:style-name="T9">JOIN</text:span><text:span text:style-name="T6"> PROVEEDORES PROV </text:span><text:span text:style-name="T2">ON</text:span><text:span text:style-name="T6"> PRO</text:span><text:span text:style-name="T9">.</text:span><text:span text:style-name="T6">PROVEEDORID </text:span><text:span text:style-name="T9">=</text:span><text:span text:style-name="T6"> PROV</text:span><text:span text:style-name="T9">.</text:span><text:span text:style-name="T6">PROVEEDORID</text:span></text:p>
          <text:p text:style-name="P4" loext:marker-style-name="T6"><text:span text:style-name="T6"><text:tab/></text:span><text:span text:style-name="T9">INNER</text:span><text:span text:style-name="T6"> </text:span><text:span text:style-name="T9">JOIN</text:span><text:span text:style-name="T6"> ORDENES ORD </text:span><text:span text:style-name="T2">ON</text:span><text:span text:style-name="T6"> ORD</text:span><text:span text:style-name="T9">.</text:span><text:span text:style-name="T6">ORDENID </text:span><text:span text:style-name="T9">=</text:span><text:span text:style-name="T6"> DOR</text:span><text:span text:style-name="T9">.</text:span><text:span text:style-name="T6">ORDENID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bpjovellanos@outlook.es</meta:initial-creator>
    <meta:editing-cycles>16</meta:editing-cycles>
    <meta:creation-date>2023-01-03T10:56:00</meta:creation-date>
    <dc:date>2023-11-08T11:39:26.434000000</dc:date>
    <dc:language>es-ES</dc:language>
    <meta:editing-duration>PT5H53M39S</meta:editing-duration>
    <meta:generator>LibreOffice/7.6.2.1$Windows_X86_64 LibreOffice_project/56f7684011345957bbf33a7ee678afaf4d2ba333</meta:generator>
    <meta:document-statistic meta:table-count="0" meta:image-count="0" meta:object-count="0" meta:page-count="3" meta:paragraph-count="65" meta:word-count="461" meta:character-count="3235" meta:non-whitespace-character-count="2833"/>
    <meta:user-defined meta:name="AppVersion">16.0000</meta:user-defined>
    <meta:template xlink:type="simple" xlink:actuate="onRequest" xlink:title="Normal.dotm" xlink:href=""/>
  </office:meta>
</office:document-meta>
</file>